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F0000008F90AE4DB3D6AAF99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ccbe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ccbe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a09600" draw:textarea-horizontal-align="justify" draw:textarea-vertical-align="middle" draw:auto-grow-height="false" fo:min-height="0.004cm" fo:min-width="0cm"/>
    </style:style>
    <style:style style:name="gr6" style:family="graphic" style:parent-style-name="objectwithoutfill">
      <style:graphic-properties draw:stroke="dash" draw:stroke-dash="Fine_20_Dashed" svg:stroke-width="0.106cm" svg:stroke-color="#ccbe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add58a" draw:textarea-horizontal-align="justify" draw:textarea-vertical-align="middle" draw:auto-grow-height="false" fo:min-height="3.542cm" fo:min-width="0cm"/>
    </style:style>
    <style:style style:name="gr8" style:family="graphic" style:parent-style-name="standard">
      <style:graphic-properties draw:fill-color="#ef413d" draw:textarea-horizontal-align="justify" draw:textarea-vertical-align="middle" draw:auto-grow-height="false" fo:min-height="0.309cm" fo:min-width="0.219cm"/>
    </style:style>
    <style:style style:name="gr9" style:family="graphic" style:parent-style-name="objectwithoutfill">
      <style:graphic-properties draw:stroke="solid" draw:stroke-dash="Fine_20_Dashed" svg:stroke-width="0.106cm" svg:stroke-color="#ccbe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63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541cm"/>
    </style:style>
    <style:style style:name="gr15" style:family="graphic" style:parent-style-name="standard">
      <style:graphic-properties draw:stroke="none" svg:stroke-color="#000000" draw:fill="none" draw:fill-color="#ffffff" fo:min-height="0.636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671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385cm" fo:min-width="1.278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0.512cm" fo:min-width="1.3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0.8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3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cm" fo:min-width="0cm"/>
    </style:style>
    <style:style style:name="gr29" style:family="graphic" style:parent-style-name="objectwithoutfill">
      <style:graphic-properties draw:marker-end="Arrow" draw:marker-end-width="0.3cm" draw:fill="none" draw:fill-color="#1c1c1c" draw:textarea-vertical-align="middle"/>
    </style:style>
    <style:style style:name="gr30" style:family="graphic" style:parent-style-name="objectwithoutfill">
      <style:graphic-properties draw:stroke="dash" draw:stroke-dash="Fine_20_Dashed" svg:stroke-width="0.081cm" svg:stroke-color="#ccbe00" draw:marker-start-width="0.322cm" draw:marker-end-width="0.322cm" draw:fill="none" draw:fill-color="#1c1c1c" draw:textarea-vertical-align="middle" fo:padding-top="0.166cm" fo:padding-bottom="0.166cm" fo:padding-left="0.291cm" fo:padding-right="0.2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0cm"/>
    </style:style>
    <style:style style:name="gr32" style:family="graphic" style:parent-style-name="standard" style:list-style-name="L1">
      <style:graphic-properties draw:fill-color="#eeeeee" draw:textarea-horizontal-align="justify" draw:textarea-vertical-align="middle" draw:auto-grow-height="false" fo:min-height="0.644cm" fo:min-width="0.752cm" fo:wrap-option="no-wrap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stroke="dash" draw:stroke-dash="Fine_20_Dashed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37" style:family="graphic" style:parent-style-name="objectwithoutfill">
      <style:graphic-properties draw:stroke="solid" svg:stroke-width="0.106cm" draw:marker-start="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textarea-vertical-align="top" fo:min-height="0.556cm"/>
    </style:style>
    <style:style style:name="gr39" style:family="graphic" style:parent-style-name="standard" style:list-style-name="L1">
      <style:graphic-properties draw:fill-color="#eeeeee" draw:textarea-horizontal-align="justify" draw:textarea-vertical-align="middle" draw:auto-grow-height="false" fo:min-height="0.866cm" fo:min-width="0.841cm" fo:wrap-option="no-wrap"/>
    </style:style>
    <style:style style:name="gr40" style:family="graphic" style:parent-style-name="standard" style:list-style-name="L1">
      <style:graphic-properties draw:fill-color="#eeeeee" draw:textarea-horizontal-align="justify" draw:textarea-vertical-align="middle" draw:auto-grow-height="false" fo:min-height="0.65cm" fo:min-width="0.828cm" fo:wrap-option="no-wrap"/>
    </style:style>
    <style:style style:name="gr41" style:family="graphic" style:parent-style-name="standard" style:list-style-name="L1">
      <style:graphic-properties draw:fill-color="#eeeeee" draw:textarea-horizontal-align="justify" draw:textarea-vertical-align="middle" draw:auto-grow-height="false" fo:min-height="1.36cm" fo:min-width="1.387cm" fo:wrap-option="no-wrap"/>
    </style:style>
    <style:style style:name="gr42" style:family="graphic" style:parent-style-name="standard" style:list-style-name="L1">
      <style:graphic-properties draw:fill-color="#eeeeee" draw:textarea-horizontal-align="justify" draw:textarea-vertical-align="middle" draw:auto-grow-height="false" fo:min-height="0.816cm" fo:min-width="1.026cm" fo:wrap-option="no-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47" style:family="graphic" style:parent-style-name="standard">
      <style:graphic-properties draw:stroke="none" svg:stroke-color="#000000" draw:fill="none" draw:fill-color="#ffffff" fo:min-height="0.898cm"/>
    </style:style>
    <style:style style:name="gr48" style:family="graphic" style:parent-style-name="standard" style:list-style-name="L1">
      <style:graphic-properties draw:fill-color="#eeeeee" draw:textarea-horizontal-align="justify" draw:textarea-vertical-align="middle" draw:auto-grow-height="false" fo:min-height="0.824cm" fo:min-width="1.295cm" fo:wrap-option="no-wrap"/>
    </style:style>
    <style:style style:name="gr49" style:family="graphic" style:parent-style-name="standard" style:list-style-name="L1">
      <style:graphic-properties draw:fill-color="#eeeeee" draw:textarea-horizontal-align="justify" draw:textarea-vertical-align="middle" draw:auto-grow-height="false" fo:min-height="0.739cm" fo:min-width="0.768cm" fo:wrap-option="no-wrap"/>
    </style:style>
    <style:style style:name="gr50" style:family="graphic" style:parent-style-name="standard" style:list-style-name="L1">
      <style:graphic-properties draw:fill-color="#eeeeee" draw:textarea-horizontal-align="justify" draw:textarea-vertical-align="middle" draw:auto-grow-height="false" fo:min-height="0.548cm" fo:min-width="1.026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3cm" fo:min-width="0cm"/>
    </style:style>
    <style:style style:name="gr52" style:family="graphic" style:parent-style-name="standard">
      <style:graphic-properties draw:stroke="none" svg:stroke-color="#000000" draw:fill="none" draw:fill-color="#ffffff" fo:min-height="0.5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fo:min-height="0.468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09600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f413d"/>
      <style:paragraph-properties fo:text-align="center"/>
      <style:text-properties fo:color="#eeeeee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0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adc5e7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1c1c1c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1c1c1c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cccccc" fo:font-size="12pt" style:font-size-asian="12pt" style:font-size-complex="12pt"/>
    </style:style>
    <style:style style:name="P20" style:family="paragraph">
      <style:text-properties fo:color="#808080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22" style:family="paragraph">
      <style:paragraph-properties fo:text-align="center"/>
      <style:text-properties fo:color="#000000" fo:font-size="14pt"/>
    </style:style>
    <style:style style:name="P23" style:family="paragraph">
      <loext:graphic-properties draw:fill="none" draw:fill-color="#ffffff"/>
      <style:paragraph-properties fo:text-align="center"/>
      <style:text-properties fo:color="#000000" fo:font-size="14pt" style:font-size-asian="12pt" style:font-size-complex="12pt"/>
    </style:style>
    <style:style style:name="T1" style:family="text">
      <style:text-properties fo:color="#eeeee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cccc" fo:font-size="12pt" style:font-size-asian="12pt" style:font-size-complex="12pt"/>
    </style:style>
    <style:style style:name="T8" style:family="text">
      <style:text-properties fo:color="#808080" fo:font-size="12pt" style:font-size-asian="12pt" style:font-size-complex="12pt"/>
    </style:style>
    <style:style style:name="T9" style:family="text">
      <style:text-properties style:font-size-asian="12pt" style:font-size-complex="12pt"/>
    </style:style>
    <style:style style:name="T10" style:family="text">
      <style:text-properties fo:color="#ccccc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26cm" svg:y1="11.16cm" svg:x2="23.306cm" svg:y2="11.16cm">
          <text:p/>
        </draw:line>
        <draw:line draw:style-name="gr2" draw:text-style-name="P1" draw:layer="layout" svg:x1="23.244cm" svg:y1="11.16cm" svg:x2="23.225cm" svg:y2="1.254cm">
          <text:p/>
        </draw:line>
        <draw:line draw:style-name="gr2" draw:text-style-name="P1" draw:layer="layout" svg:x1="5.577cm" svg:y1="14.224cm" svg:x2="5.577cm" svg:y2="18.796cm">
          <text:p/>
        </draw:line>
        <draw:line draw:style-name="gr1" draw:text-style-name="P1" draw:layer="layout" svg:x1="5.526cm" svg:y1="14.234cm" svg:x2="23.306cm" svg:y2="14.27cm">
          <text:p/>
        </draw:line>
        <draw:line draw:style-name="gr2" draw:text-style-name="P1" draw:layer="layout" svg:x1="2.84cm" svg:y1="14.297cm" svg:x2="2.84cm" svg:y2="18.869cm">
          <text:p/>
        </draw:line>
        <draw:line draw:style-name="gr2" draw:text-style-name="P1" draw:layer="layout" svg:x1="25.919cm" svg:y1="11.222cm" svg:x2="25.892cm" svg:y2="1.254cm">
          <text:p/>
        </draw:line>
        <draw:line draw:style-name="gr2" draw:text-style-name="P1" draw:layer="layout" svg:x1="25.946cm" svg:y1="11.16cm" svg:x2="27.673cm" svg:y2="11.16cm">
          <text:p/>
        </draw:line>
        <draw:line draw:style-name="gr2" draw:text-style-name="P1" draw:layer="layout" svg:x1="1.616cm" svg:y1="11.16cm" svg:x2="2.886cm" svg:y2="11.16cm">
          <text:p/>
        </draw:line>
        <draw:line draw:style-name="gr2" draw:text-style-name="P1" draw:layer="layout" svg:x1="5.529cm" svg:y1="11.188cm" svg:x2="5.572cm" svg:y2="8.493cm">
          <text:p/>
        </draw:line>
        <draw:line draw:style-name="gr2" draw:text-style-name="P1" draw:layer="layout" svg:x1="1.616cm" svg:y1="14.36cm" svg:x2="2.886cm" svg:y2="14.36cm">
          <text:p/>
        </draw:line>
        <draw:line draw:style-name="gr2" draw:text-style-name="P1" draw:layer="layout" svg:x1="2.829cm" svg:y1="11.134cm" svg:x2="2.829cm" svg:y2="8.565cm">
          <text:p/>
        </draw:line>
        <draw:line draw:style-name="gr2" draw:text-style-name="P1" draw:layer="layout" svg:x1="23.276cm" svg:y1="16.191cm" svg:x2="23.276cm" svg:y2="14.286cm">
          <text:p/>
        </draw:line>
        <draw:line draw:style-name="gr2" draw:text-style-name="P1" draw:layer="layout" svg:x1="25.943cm" svg:y1="14.346cm" svg:x2="27.467cm" svg:y2="14.346cm">
          <text:p/>
        </draw:line>
        <draw:line draw:style-name="gr2" draw:text-style-name="P1" draw:layer="layout" svg:x1="23.276cm" svg:y1="16.624cm" svg:x2="23.276cm" svg:y2="14.287cm">
          <text:p/>
        </draw:line>
        <draw:line draw:style-name="gr2" draw:text-style-name="P1" draw:layer="layout" svg:x1="25.917cm" svg:y1="16.583cm" svg:x2="25.917cm" svg:y2="14.297cm">
          <text:p/>
        </draw:line>
        <draw:line draw:style-name="gr3" draw:text-style-name="P1" draw:layer="layout" svg:x1="6.081cm" svg:y1="11.299cm" svg:x2="22.742cm" svg:y2="11.299cm">
          <text:p/>
        </draw:line>
        <draw:line draw:style-name="gr2" draw:text-style-name="P1" draw:layer="layout" svg:x1="5.572cm" svg:y1="18.78cm" svg:x2="9.179cm" svg:y2="18.78cm">
          <text:p/>
        </draw:line>
        <draw:line draw:style-name="gr2" draw:text-style-name="P1" draw:layer="layout" svg:x1="1.356cm" svg:y1="18.88cm" svg:x2="2.829cm" svg:y2="18.88cm">
          <text:p/>
        </draw:line>
        <draw:line draw:style-name="gr3" draw:text-style-name="P1" draw:layer="layout" svg:x1="22.689cm" svg:y1="12.847cm" svg:x2="6.08cm" svg:y2="12.847cm">
          <text:p/>
        </draw:line>
        <draw:line draw:style-name="gr2" draw:text-style-name="P1" draw:layer="layout" svg:x1="5.572cm" svg:y1="11.397cm" svg:x2="5.978cm" svg:y2="11.397cm">
          <text:p/>
        </draw:line>
        <draw:line draw:style-name="gr2" draw:text-style-name="P1" draw:layer="layout" svg:x1="5.572cm" svg:y1="11.597cm" svg:x2="5.978cm" svg:y2="11.597cm">
          <text:p/>
        </draw:line>
        <draw:line draw:style-name="gr2" draw:text-style-name="P1" draw:layer="layout" svg:x1="5.572cm" svg:y1="11.797cm" svg:x2="5.978cm" svg:y2="11.797cm">
          <text:p/>
        </draw:line>
        <draw:line draw:style-name="gr2" draw:text-style-name="P1" draw:layer="layout" svg:x1="5.572cm" svg:y1="11.997cm" svg:x2="5.978cm" svg:y2="11.997cm">
          <text:p/>
        </draw:line>
        <draw:line draw:style-name="gr2" draw:text-style-name="P1" draw:layer="layout" svg:x1="5.572cm" svg:y1="12.197cm" svg:x2="5.978cm" svg:y2="12.197cm">
          <text:p/>
        </draw:line>
        <draw:line draw:style-name="gr2" draw:text-style-name="P1" draw:layer="layout" svg:x1="5.572cm" svg:y1="12.397cm" svg:x2="5.978cm" svg:y2="12.397cm">
          <text:p/>
        </draw:line>
        <draw:line draw:style-name="gr2" draw:text-style-name="P1" draw:layer="layout" svg:x1="5.572cm" svg:y1="12.597cm" svg:x2="5.978cm" svg:y2="12.597cm">
          <text:p/>
        </draw:line>
        <draw:line draw:style-name="gr2" draw:text-style-name="P1" draw:layer="layout" svg:x1="5.572cm" svg:y1="12.797cm" svg:x2="5.978cm" svg:y2="12.797cm">
          <text:p/>
        </draw:line>
        <draw:line draw:style-name="gr2" draw:text-style-name="P1" draw:layer="layout" svg:x1="5.572cm" svg:y1="12.997cm" svg:x2="5.978cm" svg:y2="12.997cm">
          <text:p/>
        </draw:line>
        <draw:line draw:style-name="gr2" draw:text-style-name="P1" draw:layer="layout" svg:x1="5.572cm" svg:y1="13.197cm" svg:x2="5.978cm" svg:y2="13.197cm">
          <text:p/>
        </draw:line>
        <draw:line draw:style-name="gr2" draw:text-style-name="P1" draw:layer="layout" svg:x1="5.572cm" svg:y1="13.397cm" svg:x2="5.978cm" svg:y2="13.397cm">
          <text:p/>
        </draw:line>
        <draw:line draw:style-name="gr2" draw:text-style-name="P1" draw:layer="layout" svg:x1="5.572cm" svg:y1="13.597cm" svg:x2="5.978cm" svg:y2="13.597cm">
          <text:p/>
        </draw:line>
        <draw:line draw:style-name="gr2" draw:text-style-name="P1" draw:layer="layout" svg:x1="5.572cm" svg:y1="13.797cm" svg:x2="5.978cm" svg:y2="13.797cm">
          <text:p/>
        </draw:line>
        <draw:line draw:style-name="gr2" draw:text-style-name="P1" draw:layer="layout" svg:x1="5.572cm" svg:y1="13.997cm" svg:x2="5.978cm" svg:y2="13.997cm">
          <text:p/>
        </draw:line>
        <draw:line draw:style-name="gr4" draw:text-style-name="P1" draw:layer="layout" svg:x1="6.107cm" svg:y1="12.734cm" svg:x2="6.081cm" svg:y2="11.287cm">
          <text:p/>
        </draw:line>
        <draw:custom-shape draw:style-name="gr5" draw:text-style-name="P2" draw:layer="layout" svg:width="0.27cm" svg:height="0.254cm" svg:x="6.135cm" svg:y="11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081cm" svg:y1="12.012cm" svg:x2="22.608cm" svg:y2="12.049cm">
          <text:p/>
        </draw:line>
        <draw:custom-shape draw:style-name="gr5" draw:text-style-name="P2" draw:layer="layout" svg:width="0.27cm" svg:height="0.254cm" svg:x="6.135cm" svg:y="11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6.135cm" svg:y="12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694cm" svg:y1="14.157cm" svg:x2="22.694cm" svg:y2="12.836cm">
          <text:p/>
        </draw:line>
        <draw:line draw:style-name="gr4" draw:text-style-name="P1" draw:layer="layout" svg:x1="22.692cm" svg:y1="12.709cm" svg:x2="22.692cm" svg:y2="11.287cm">
          <text:p/>
        </draw:line>
        <draw:line draw:style-name="gr4" draw:text-style-name="P1" draw:layer="layout" svg:x1="6.081cm" svg:y1="14.158cm" svg:x2="6.083cm" svg:y2="12.837cm">
          <text:p/>
        </draw:line>
        <draw:line draw:style-name="gr3" draw:text-style-name="P1" draw:layer="layout" svg:x1="6.081cm" svg:y1="14.087cm" svg:x2="22.69cm" svg:y2="14.088cm">
          <text:p/>
        </draw:line>
        <draw:line draw:style-name="gr3" draw:text-style-name="P1" draw:layer="layout" svg:x1="6.081cm" svg:y1="12.684cm" svg:x2="22.742cm" svg:y2="12.684cm">
          <text:p/>
        </draw:line>
        <draw:custom-shape draw:style-name="gr5" draw:text-style-name="P2" draw:layer="layout" svg:width="0.27cm" svg:height="0.254cm" svg:x="6.135cm" svg:y="12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081cm" svg:y1="13.446cm" svg:x2="22.475cm" svg:y2="13.446cm">
          <text:p/>
        </draw:line>
        <draw:custom-shape draw:style-name="gr5" draw:text-style-name="P2" draw:layer="layout" svg:width="0.27cm" svg:height="0.254cm" svg:x="6.135cm" svg:y="13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6.135cm" svg:y="13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844cm" svg:y1="11.397cm" svg:x2="23.25cm" svg:y2="11.397cm">
          <text:p/>
        </draw:line>
        <draw:line draw:style-name="gr2" draw:text-style-name="P1" draw:layer="layout" svg:x1="22.844cm" svg:y1="11.597cm" svg:x2="23.25cm" svg:y2="11.597cm">
          <text:p/>
        </draw:line>
        <draw:line draw:style-name="gr2" draw:text-style-name="P1" draw:layer="layout" svg:x1="22.844cm" svg:y1="11.797cm" svg:x2="23.25cm" svg:y2="11.797cm">
          <text:p/>
        </draw:line>
        <draw:line draw:style-name="gr2" draw:text-style-name="P1" draw:layer="layout" svg:x1="22.844cm" svg:y1="11.997cm" svg:x2="23.25cm" svg:y2="11.997cm">
          <text:p/>
        </draw:line>
        <draw:line draw:style-name="gr2" draw:text-style-name="P1" draw:layer="layout" svg:x1="22.844cm" svg:y1="12.197cm" svg:x2="23.25cm" svg:y2="12.197cm">
          <text:p/>
        </draw:line>
        <draw:line draw:style-name="gr2" draw:text-style-name="P1" draw:layer="layout" svg:x1="22.844cm" svg:y1="12.397cm" svg:x2="23.25cm" svg:y2="12.397cm">
          <text:p/>
        </draw:line>
        <draw:line draw:style-name="gr2" draw:text-style-name="P1" draw:layer="layout" svg:x1="22.844cm" svg:y1="12.597cm" svg:x2="23.25cm" svg:y2="12.597cm">
          <text:p/>
        </draw:line>
        <draw:line draw:style-name="gr2" draw:text-style-name="P1" draw:layer="layout" svg:x1="22.844cm" svg:y1="12.797cm" svg:x2="23.25cm" svg:y2="12.797cm">
          <text:p/>
        </draw:line>
        <draw:line draw:style-name="gr2" draw:text-style-name="P1" draw:layer="layout" svg:x1="22.844cm" svg:y1="12.997cm" svg:x2="23.25cm" svg:y2="12.997cm">
          <text:p/>
        </draw:line>
        <draw:line draw:style-name="gr2" draw:text-style-name="P1" draw:layer="layout" svg:x1="22.844cm" svg:y1="13.197cm" svg:x2="23.25cm" svg:y2="13.197cm">
          <text:p/>
        </draw:line>
        <draw:line draw:style-name="gr2" draw:text-style-name="P1" draw:layer="layout" svg:x1="22.844cm" svg:y1="13.397cm" svg:x2="23.25cm" svg:y2="13.397cm">
          <text:p/>
        </draw:line>
        <draw:line draw:style-name="gr2" draw:text-style-name="P1" draw:layer="layout" svg:x1="22.844cm" svg:y1="13.597cm" svg:x2="23.25cm" svg:y2="13.597cm">
          <text:p/>
        </draw:line>
        <draw:line draw:style-name="gr2" draw:text-style-name="P1" draw:layer="layout" svg:x1="22.844cm" svg:y1="13.797cm" svg:x2="23.25cm" svg:y2="13.797cm">
          <text:p/>
        </draw:line>
        <draw:line draw:style-name="gr2" draw:text-style-name="P1" draw:layer="layout" svg:x1="22.844cm" svg:y1="13.997cm" svg:x2="23.25cm" svg:y2="13.997cm">
          <text:p/>
        </draw:line>
        <draw:line draw:style-name="gr6" draw:text-style-name="P1" draw:layer="layout" svg:x1="4.912cm" svg:y1="18.399cm" svg:x2="4.912cm" svg:y2="14.843cm">
          <text:p/>
        </draw:line>
        <draw:line draw:style-name="gr6" draw:text-style-name="P1" draw:layer="layout" svg:x1="3.489cm" svg:y1="18.272cm" svg:x2="3.489cm" svg:y2="14.843cm">
          <text:p/>
        </draw:line>
        <draw:custom-shape draw:style-name="gr7" draw:text-style-name="P3" draw:layer="layout" svg:width="0.203cm" svg:height="3.81cm" svg:x="4.099cm" svg:y="14.7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143cm" svg:height="0.889cm" svg:x="5.98cm" svg:y="10.017cm">
          <text:p text:style-name="P4"><text:span text:style-name="T1">停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5" draw:layer="layout" svg:width="1.143cm" svg:height="0.889cm" svg:x="21.739cm" svg:y="14.462cm">
          <text:p text:style-name="P4"><text:span text:style-name="T1">停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2.981cm" svg:y1="14.735cm" svg:x2="3.946cm" svg:y2="14.735cm">
          <text:p/>
        </draw:line>
        <draw:line draw:style-name="gr2" draw:text-style-name="P1" draw:layer="layout" svg:x1="4.734cm" svg:y1="14.335cm" svg:x2="4.739cm" svg:y2="14.563cm">
          <text:p/>
        </draw:line>
        <draw:line draw:style-name="gr2" draw:text-style-name="P1" draw:layer="layout" svg:x1="4.534cm" svg:y1="14.336cm" svg:x2="4.539cm" svg:y2="14.564cm">
          <text:p/>
        </draw:line>
        <draw:line draw:style-name="gr2" draw:text-style-name="P1" draw:layer="layout" svg:x1="4.334cm" svg:y1="14.337cm" svg:x2="4.339cm" svg:y2="14.565cm">
          <text:p/>
        </draw:line>
        <draw:line draw:style-name="gr2" draw:text-style-name="P1" draw:layer="layout" svg:x1="4.134cm" svg:y1="14.338cm" svg:x2="4.139cm" svg:y2="14.566cm">
          <text:p/>
        </draw:line>
        <draw:line draw:style-name="gr2" draw:text-style-name="P1" draw:layer="layout" svg:x1="3.934cm" svg:y1="14.339cm" svg:x2="3.939cm" svg:y2="14.567cm">
          <text:p/>
        </draw:line>
        <draw:line draw:style-name="gr2" draw:text-style-name="P1" draw:layer="layout" svg:x1="3.734cm" svg:y1="14.34cm" svg:x2="3.739cm" svg:y2="14.568cm">
          <text:p/>
        </draw:line>
        <draw:line draw:style-name="gr2" draw:text-style-name="P1" draw:layer="layout" svg:x1="3.534cm" svg:y1="14.341cm" svg:x2="3.539cm" svg:y2="14.569cm">
          <text:p/>
        </draw:line>
        <draw:line draw:style-name="gr2" draw:text-style-name="P1" draw:layer="layout" svg:x1="3.334cm" svg:y1="14.341cm" svg:x2="3.339cm" svg:y2="14.569cm">
          <text:p/>
        </draw:line>
        <draw:line draw:style-name="gr2" draw:text-style-name="P1" draw:layer="layout" svg:x1="4.934cm" svg:y1="14.339cm" svg:x2="4.939cm" svg:y2="14.567cm">
          <text:p/>
        </draw:line>
        <draw:line draw:style-name="gr2" draw:text-style-name="P1" draw:layer="layout" svg:x1="5.134cm" svg:y1="14.339cm" svg:x2="5.139cm" svg:y2="14.567cm">
          <text:p/>
        </draw:line>
        <draw:line draw:style-name="gr2" draw:text-style-name="P1" draw:layer="layout" svg:x1="5.334cm" svg:y1="14.34cm" svg:x2="5.339cm" svg:y2="14.568cm">
          <text:p/>
        </draw:line>
        <draw:line draw:style-name="gr2" draw:text-style-name="P1" draw:layer="layout" svg:x1="3.134cm" svg:y1="14.341cm" svg:x2="3.139cm" svg:y2="14.569cm">
          <text:p/>
        </draw:line>
        <draw:line draw:style-name="gr2" draw:text-style-name="P1" draw:layer="layout" svg:x1="4.734cm" svg:y1="18.636cm" svg:x2="4.739cm" svg:y2="18.864cm">
          <text:p/>
        </draw:line>
        <draw:line draw:style-name="gr2" draw:text-style-name="P1" draw:layer="layout" svg:x1="4.534cm" svg:y1="18.637cm" svg:x2="4.539cm" svg:y2="18.865cm">
          <text:p/>
        </draw:line>
        <draw:line draw:style-name="gr2" draw:text-style-name="P1" draw:layer="layout" svg:x1="4.334cm" svg:y1="18.638cm" svg:x2="4.339cm" svg:y2="18.866cm">
          <text:p/>
        </draw:line>
        <draw:line draw:style-name="gr2" draw:text-style-name="P1" draw:layer="layout" svg:x1="4.134cm" svg:y1="18.639cm" svg:x2="4.139cm" svg:y2="18.867cm">
          <text:p/>
        </draw:line>
        <draw:line draw:style-name="gr2" draw:text-style-name="P1" draw:layer="layout" svg:x1="3.934cm" svg:y1="18.64cm" svg:x2="3.939cm" svg:y2="18.868cm">
          <text:p/>
        </draw:line>
        <draw:line draw:style-name="gr2" draw:text-style-name="P1" draw:layer="layout" svg:x1="3.734cm" svg:y1="18.641cm" svg:x2="3.739cm" svg:y2="18.869cm">
          <text:p/>
        </draw:line>
        <draw:line draw:style-name="gr2" draw:text-style-name="P1" draw:layer="layout" svg:x1="3.534cm" svg:y1="18.642cm" svg:x2="3.539cm" svg:y2="18.87cm">
          <text:p/>
        </draw:line>
        <draw:line draw:style-name="gr2" draw:text-style-name="P1" draw:layer="layout" svg:x1="3.334cm" svg:y1="18.642cm" svg:x2="3.339cm" svg:y2="18.87cm">
          <text:p/>
        </draw:line>
        <draw:line draw:style-name="gr2" draw:text-style-name="P1" draw:layer="layout" svg:x1="4.934cm" svg:y1="18.64cm" svg:x2="4.939cm" svg:y2="18.868cm">
          <text:p/>
        </draw:line>
        <draw:line draw:style-name="gr2" draw:text-style-name="P1" draw:layer="layout" svg:x1="5.134cm" svg:y1="18.64cm" svg:x2="5.139cm" svg:y2="18.868cm">
          <text:p/>
        </draw:line>
        <draw:line draw:style-name="gr2" draw:text-style-name="P1" draw:layer="layout" svg:x1="5.334cm" svg:y1="18.641cm" svg:x2="5.339cm" svg:y2="18.869cm">
          <text:p/>
        </draw:line>
        <draw:line draw:style-name="gr2" draw:text-style-name="P1" draw:layer="layout" svg:x1="3.134cm" svg:y1="18.642cm" svg:x2="3.139cm" svg:y2="18.87cm">
          <text:p/>
        </draw:line>
        <draw:line draw:style-name="gr4" draw:text-style-name="P1" draw:layer="layout" svg:x1="2.981cm" svg:y1="18.475cm" svg:x2="3.895cm" svg:y2="18.475cm">
          <text:p/>
        </draw:line>
        <draw:line draw:style-name="gr9" draw:text-style-name="P1" draw:layer="layout" svg:x1="5.418cm" svg:y1="18.475cm" svg:x2="5.418cm" svg:y2="14.767cm">
          <text:p/>
        </draw:line>
        <draw:line draw:style-name="gr9" draw:text-style-name="P1" draw:layer="layout" svg:x1="3.032cm" svg:y1="18.526cm" svg:x2="3.032cm" svg:y2="14.716cm">
          <text:p/>
        </draw:line>
        <draw:line draw:style-name="gr4" draw:text-style-name="P1" draw:layer="layout" svg:x1="4.432cm" svg:y1="14.735cm" svg:x2="5.448cm" svg:y2="14.735cm">
          <text:p/>
        </draw:line>
        <draw:line draw:style-name="gr4" draw:text-style-name="P1" draw:layer="layout" svg:x1="4.432cm" svg:y1="18.435cm" svg:x2="5.397cm" svg:y2="18.435cm">
          <text:p/>
        </draw:line>
        <draw:line draw:style-name="gr9" draw:text-style-name="P1" draw:layer="layout" svg:x1="3.946cm" svg:y1="18.527cm" svg:x2="3.946cm" svg:y2="14.717cm">
          <text:p/>
        </draw:line>
        <draw:line draw:style-name="gr9" draw:text-style-name="P1" draw:layer="layout" svg:x1="4.446cm" svg:y1="18.477cm" svg:x2="4.446cm" svg:y2="14.718cm">
          <text:p/>
        </draw:line>
        <draw:line draw:style-name="gr6" draw:text-style-name="P1" draw:layer="layout" svg:x1="25.132cm" svg:y1="10.601cm" svg:x2="25.132cm" svg:y2="1.813cm">
          <text:p/>
        </draw:line>
        <draw:line draw:style-name="gr6" draw:text-style-name="P1" draw:layer="layout" svg:x1="23.96cm" svg:y1="10.603cm" svg:x2="23.987cm" svg:y2="1.762cm">
          <text:p/>
        </draw:line>
        <draw:line draw:style-name="gr4" draw:text-style-name="P1" draw:layer="layout" svg:x1="23.352cm" svg:y1="1.813cm" svg:x2="24.495cm" svg:y2="1.813cm">
          <text:p/>
        </draw:line>
        <draw:line draw:style-name="gr2" draw:text-style-name="P1" draw:layer="layout" svg:x1="25.079cm" svg:y1="10.778cm" svg:x2="25.084cm" svg:y2="11.131cm">
          <text:p/>
        </draw:line>
        <draw:line draw:style-name="gr2" draw:text-style-name="P1" draw:layer="layout" svg:x1="24.879cm" svg:y1="10.78cm" svg:x2="24.884cm" svg:y2="11.133cm">
          <text:p/>
        </draw:line>
        <draw:line draw:style-name="gr2" draw:text-style-name="P1" draw:layer="layout" svg:x1="24.679cm" svg:y1="10.781cm" svg:x2="24.684cm" svg:y2="11.134cm">
          <text:p/>
        </draw:line>
        <draw:line draw:style-name="gr2" draw:text-style-name="P1" draw:layer="layout" svg:x1="24.479cm" svg:y1="10.783cm" svg:x2="24.484cm" svg:y2="11.136cm">
          <text:p/>
        </draw:line>
        <draw:line draw:style-name="gr2" draw:text-style-name="P1" draw:layer="layout" svg:x1="24.279cm" svg:y1="10.784cm" svg:x2="24.284cm" svg:y2="11.137cm">
          <text:p/>
        </draw:line>
        <draw:line draw:style-name="gr2" draw:text-style-name="P1" draw:layer="layout" svg:x1="24.079cm" svg:y1="10.785cm" svg:x2="24.084cm" svg:y2="11.138cm">
          <text:p/>
        </draw:line>
        <draw:line draw:style-name="gr2" draw:text-style-name="P1" draw:layer="layout" svg:x1="23.879cm" svg:y1="10.787cm" svg:x2="23.884cm" svg:y2="11.14cm">
          <text:p/>
        </draw:line>
        <draw:line draw:style-name="gr2" draw:text-style-name="P1" draw:layer="layout" svg:x1="23.679cm" svg:y1="10.788cm" svg:x2="23.684cm" svg:y2="11.141cm">
          <text:p/>
        </draw:line>
        <draw:line draw:style-name="gr2" draw:text-style-name="P1" draw:layer="layout" svg:x1="25.279cm" svg:y1="10.784cm" svg:x2="25.284cm" svg:y2="11.137cm">
          <text:p/>
        </draw:line>
        <draw:line draw:style-name="gr2" draw:text-style-name="P1" draw:layer="layout" svg:x1="25.479cm" svg:y1="10.785cm" svg:x2="25.484cm" svg:y2="11.138cm">
          <text:p/>
        </draw:line>
        <draw:line draw:style-name="gr2" draw:text-style-name="P1" draw:layer="layout" svg:x1="25.679cm" svg:y1="10.786cm" svg:x2="25.684cm" svg:y2="11.139cm">
          <text:p/>
        </draw:line>
        <draw:line draw:style-name="gr2" draw:text-style-name="P1" draw:layer="layout" svg:x1="23.479cm" svg:y1="10.788cm" svg:x2="23.484cm" svg:y2="11.141cm">
          <text:p/>
        </draw:line>
        <draw:line draw:style-name="gr4" draw:text-style-name="P1" draw:layer="layout" svg:x1="23.403cm" svg:y1="10.671cm" svg:x2="24.47cm" svg:y2="10.671cm">
          <text:p/>
        </draw:line>
        <draw:line draw:style-name="gr9" draw:text-style-name="P1" draw:layer="layout" svg:x1="25.689cm" svg:y1="10.652cm" svg:x2="25.689cm" svg:y2="1.813cm">
          <text:p/>
        </draw:line>
        <draw:line draw:style-name="gr9" draw:text-style-name="P1" draw:layer="layout" svg:x1="23.403cm" svg:y1="10.665cm" svg:x2="23.403cm" svg:y2="1.768cm">
          <text:p/>
        </draw:line>
        <draw:line draw:style-name="gr4" draw:text-style-name="P1" draw:layer="layout" svg:x1="24.571cm" svg:y1="1.813cm" svg:x2="25.739cm" svg:y2="1.813cm">
          <text:p/>
        </draw:line>
        <draw:line draw:style-name="gr4" draw:text-style-name="P1" draw:layer="layout" svg:x1="24.622cm" svg:y1="10.671cm" svg:x2="25.74cm" svg:y2="10.671cm">
          <text:p/>
        </draw:line>
        <draw:line draw:style-name="gr9" draw:text-style-name="P1" draw:layer="layout" svg:x1="24.47cm" svg:y1="10.668cm" svg:x2="24.47cm" svg:y2="3.032cm">
          <text:p/>
        </draw:line>
        <draw:line draw:style-name="gr9" draw:text-style-name="P1" draw:layer="layout" svg:x1="24.622cm" svg:y1="10.67cm" svg:x2="24.622cm" svg:y2="3.032cm">
          <text:p/>
        </draw:line>
        <draw:custom-shape draw:style-name="gr5" draw:text-style-name="P2" draw:layer="layout" svg:width="0.27cm" svg:height="0.254cm" svg:x="23.37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23.787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24.29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24.66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25.141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7cm" svg:height="0.254cm" svg:x="25.49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4.639cm" svg:y1="2.906cm" svg:x2="24.639cm" svg:y2="1.761cm">
          <text:p/>
        </draw:line>
        <draw:line draw:style-name="gr6" draw:text-style-name="P1" draw:layer="layout" svg:x1="24.44cm" svg:y1="2.907cm" svg:x2="24.44cm" svg:y2="1.762cm">
          <text:p/>
        </draw:line>
        <draw:frame draw:style-name="gr10" draw:text-style-name="P6" draw:layer="layout" svg:width="0.502cm" svg:height="1.187cm" svg:x="10.017cm" svg:y="5.191cm">
          <draw:text-box>
            <text:p/>
          </draw:text-box>
        </draw:frame>
        <draw:frame draw:style-name="gr11" draw:text-style-name="P7" draw:layer="layout" svg:width="8.153cm" svg:height="0.886cm" svg:x="0.848cm" svg:y="19.114cm">
          <draw:text-box>
            <text:p text:style-name="P4"><text:s/>汇 <text:s text:c="8"/>技 <text:s text:c="4"/>路</text:p>
          </draw:text-box>
        </draw:frame>
        <draw:line draw:style-name="gr12" draw:text-style-name="P1" xml:id="id5" draw:id="id5" draw:layer="layout" svg:x1="24.876cm" svg:y1="10.525cm" svg:x2="24.876cm" svg:y2="9.912cm">
          <text:p/>
        </draw:line>
        <draw:line draw:style-name="gr13" draw:text-style-name="P4" draw:layer="layout" svg:x1="5.218cm" svg:y1="18.372cm" svg:x2="5.191cm" svg:y2="17.51cm">
          <text:p/>
        </draw:line>
        <draw:line draw:style-name="gr13" draw:text-style-name="P4" draw:layer="layout" svg:x1="23.708cm" svg:y1="2.959cm" svg:x2="23.733cm" svg:y2="3.948cm">
          <text:p/>
        </draw:line>
        <draw:line draw:style-name="gr12" draw:text-style-name="P1" draw:layer="layout" svg:x1="22.463cm" svg:y1="11.668cm" svg:x2="21.293cm" svg:y2="11.668cm">
          <text:p/>
        </draw:line>
        <draw:line draw:style-name="gr12" draw:text-style-name="P1" xml:id="id10" draw:id="id10" draw:layer="layout" svg:x1="3.743cm" svg:y1="14.767cm" svg:x2="3.743cm" svg:y2="15.377cm">
          <text:p/>
        </draw:line>
        <draw:frame draw:style-name="gr14" draw:text-style-name="P9" draw:layer="layout" svg:width="1.143cm" svg:height="2.791cm" svg:x="3.54cm" svg:y="8.543cm">
          <draw:text-box>
            <text:p text:style-name="P8"><text:span text:style-name="T2">六</text:span></text:p>
            <text:p text:style-name="P8"><text:span text:style-name="T2">奉公路</text:span></text:p>
          </draw:text-box>
        </draw:frame>
        <draw:frame draw:style-name="gr15" draw:text-style-name="P7" draw:layer="layout" svg:width="2.54cm" svg:height="0.886cm" svg:x="1.254cm" svg:y="12.484cm">
          <draw:text-box>
            <text:p text:style-name="P4">汇骏路</text:p>
          </draw:text-box>
        </draw:frame>
        <draw:frame draw:style-name="gr16" draw:text-style-name="P6" draw:layer="layout" svg:width="1.27cm" svg:height="2.921cm" svg:x="24.114cm" svg:y="13.954cm">
          <draw:text-box>
            <text:p>申杰路</text:p>
          </draw:text-box>
        </draw:frame>
        <draw:custom-shape draw:style-name="gr17" draw:text-style-name="P10" draw:layer="layout" svg:width="1.778cm" svg:height="0.635cm" svg:x="7.199cm" svg:y="18.018cm">
          <text:p text:style-name="P4"><text:span text:style-name="T3">起步</text:span><text:span text:style-name="T3">(1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851cm" svg:height="0.762cm" svg:x="21.066cm" svg:y="3.205cm">
          <text:p text:style-name="P4"><text:span text:style-name="T4">起步</text:span><text:span text:style-name="T4">(2)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349cm" svg:height="1.097cm" svg:x="5.88cm" svg:y="14.97cm">
          <draw:text-box>
            <text:p><text:span text:style-name="T3">路口</text:span></text:p>
            <text:p><text:span text:style-name="T3">右转</text:span></text:p>
          </draw:text-box>
        </draw:frame>
        <draw:frame draw:style-name="gr20" draw:text-style-name="P6" draw:layer="layout" svg:width="2.29cm" svg:height="0.716cm" svg:x="5.876cm" svg:y="16.167cm">
          <draw:text-box>
            <text:p><text:span text:style-name="T3">学校区域</text:span></text:p>
          </draw:text-box>
        </draw:frame>
        <draw:frame draw:style-name="gr21" draw:text-style-name="P6" draw:layer="layout" svg:width="2.195cm" svg:height="0.674cm" svg:x="5.844cm" svg:y="17.117cm">
          <draw:text-box>
            <text:p><text:span text:style-name="T3">公交车站</text:span></text:p>
          </draw:text-box>
        </draw:frame>
        <draw:frame draw:style-name="gr22" draw:text-style-name="P6" draw:layer="layout" svg:width="1.397cm" svg:height="1.143cm" svg:x="7.477cm" svg:y="14.716cm">
          <draw:text-box>
            <text:p><text:span text:style-name="T3">路口直行</text:span></text:p>
          </draw:text-box>
        </draw:frame>
        <draw:custom-shape draw:style-name="gr23" draw:text-style-name="P12" draw:layer="layout" svg:width="0.254cm" svg:height="0.254cm" draw:transform="rotate (1.5707963267949) translate (5.699cm 17.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0.254cm" svg:height="0.254cm" draw:transform="rotate (1.5707963267949) translate (5.699cm 16.6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0.254cm" svg:height="0.254cm" draw:transform="rotate (1.5707963267949) translate (5.672cm 15.4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0.254cm" svg:height="0.254cm" svg:x="7.985cm" svg:y="14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6" draw:layer="layout" svg:width="1.397cm" svg:height="1.118cm" svg:x="9.382cm" svg:y="14.741cm">
          <draw:text-box>
            <text:p><text:span text:style-name="T3">人行横道</text:span></text:p>
          </draw:text-box>
        </draw:frame>
        <draw:custom-shape draw:style-name="gr23" draw:text-style-name="P12" draw:layer="layout" svg:width="0.254cm" svg:height="0.254cm" svg:x="9.952cm" svg:y="14.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6" draw:layer="layout" svg:width="0.873cm" svg:height="1.37cm" svg:x="10.895cm" svg:y="14.743cm">
          <draw:text-box>
            <text:p><text:span text:style-name="T3">超车</text:span></text:p>
          </draw:text-box>
        </draw:frame>
        <draw:custom-shape draw:style-name="gr23" draw:text-style-name="P12" draw:layer="layout" svg:width="0.254cm" svg:height="0.254cm" svg:x="11.203cm" svg:y="14.3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6" draw:layer="layout" svg:width="0.978cm" svg:height="1.943cm" svg:x="18.275cm" svg:y="14.843cm">
          <draw:text-box>
            <text:p><text:span text:style-name="T3">靠边停车</text:span></text:p>
          </draw:text-box>
        </draw:frame>
        <draw:custom-shape draw:style-name="gr23" draw:text-style-name="P12" draw:layer="layout" svg:width="0.254cm" svg:height="0.254cm" svg:x="18.583cm" svg:y="14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1.397cm" svg:height="1.216cm" svg:x="19.669cm" svg:y="14.897cm">
          <draw:text-box>
            <text:p><text:span text:style-name="T3">路口左转</text:span></text:p>
          </draw:text-box>
        </draw:frame>
        <draw:custom-shape draw:style-name="gr23" draw:text-style-name="P12" draw:layer="layout" svg:width="0.254cm" svg:height="0.254cm" svg:x="20.177cm" svg:y="14.4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0.254cm" svg:height="0.254cm" svg:x="14.986cm" svg:y="14.4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3" draw:layer="layout" svg:width="0.8cm" svg:height="2.21cm" svg:x="14.678cm" svg:y="14.792cm">
          <draw:text-box>
            <text:p><text:span text:style-name="T3">直线行驶</text:span></text:p>
          </draw:text-box>
        </draw:frame>
        <draw:line draw:style-name="gr29" draw:text-style-name="P14" xml:id="id1" draw:id="id1" draw:layer="layout" svg:x1="6.486cm" svg:y1="13.243cm" svg:x2="7.299cm" svg:y2="13.243cm">
          <text:p/>
        </draw:line>
        <draw:line draw:style-name="gr30" draw:text-style-name="P14" draw:layer="layout" svg:x1="20.758cm" svg:y1="13.192cm" svg:x2="22.536cm" svg:y2="13.192cm">
          <text:p/>
        </draw:line>
        <draw:line draw:style-name="gr29" draw:text-style-name="P14" xml:id="id2" draw:id="id2" draw:layer="layout" svg:x1="7.398cm" svg:y1="13.792cm" svg:x2="8.16cm" svg:y2="13.792cm">
          <text:p/>
        </draw:line>
        <draw:line draw:style-name="gr2" draw:text-style-name="P1" draw:layer="layout" svg:x1="10.472cm" svg:y1="11.497cm" svg:x2="10.878cm" svg:y2="11.497cm">
          <text:p/>
        </draw:line>
        <draw:line draw:style-name="gr2" draw:text-style-name="P1" draw:layer="layout" svg:x1="10.472cm" svg:y1="11.697cm" svg:x2="10.878cm" svg:y2="11.697cm">
          <text:p/>
        </draw:line>
        <draw:line draw:style-name="gr2" draw:text-style-name="P1" draw:layer="layout" svg:x1="10.472cm" svg:y1="11.897cm" svg:x2="10.878cm" svg:y2="11.897cm">
          <text:p/>
        </draw:line>
        <draw:line draw:style-name="gr2" draw:text-style-name="P1" draw:layer="layout" svg:x1="10.472cm" svg:y1="12.097cm" svg:x2="10.878cm" svg:y2="12.097cm">
          <text:p/>
        </draw:line>
        <draw:line draw:style-name="gr2" draw:text-style-name="P1" draw:layer="layout" svg:x1="10.472cm" svg:y1="12.297cm" svg:x2="10.878cm" svg:y2="12.297cm">
          <text:p/>
        </draw:line>
        <draw:line draw:style-name="gr2" draw:text-style-name="P1" draw:layer="layout" svg:x1="10.472cm" svg:y1="12.497cm" svg:x2="10.878cm" svg:y2="12.497cm">
          <text:p/>
        </draw:line>
        <draw:line draw:style-name="gr2" draw:text-style-name="P1" draw:layer="layout" svg:x1="10.472cm" svg:y1="12.697cm" svg:x2="10.878cm" svg:y2="12.697cm">
          <text:p/>
        </draw:line>
        <draw:line draw:style-name="gr2" draw:text-style-name="P1" draw:layer="layout" svg:x1="10.472cm" svg:y1="12.897cm" svg:x2="10.878cm" svg:y2="12.897cm">
          <text:p/>
        </draw:line>
        <draw:line draw:style-name="gr2" draw:text-style-name="P1" draw:layer="layout" svg:x1="10.472cm" svg:y1="13.097cm" svg:x2="10.878cm" svg:y2="13.097cm">
          <text:p/>
        </draw:line>
        <draw:line draw:style-name="gr2" draw:text-style-name="P1" draw:layer="layout" svg:x1="10.472cm" svg:y1="13.297cm" svg:x2="10.878cm" svg:y2="13.297cm">
          <text:p/>
        </draw:line>
        <draw:line draw:style-name="gr2" draw:text-style-name="P1" draw:layer="layout" svg:x1="10.472cm" svg:y1="13.497cm" svg:x2="10.878cm" svg:y2="13.497cm">
          <text:p/>
        </draw:line>
        <draw:line draw:style-name="gr2" draw:text-style-name="P1" draw:layer="layout" svg:x1="10.472cm" svg:y1="13.697cm" svg:x2="10.878cm" svg:y2="13.697cm">
          <text:p/>
        </draw:line>
        <draw:line draw:style-name="gr2" draw:text-style-name="P1" draw:layer="layout" svg:x1="10.472cm" svg:y1="13.897cm" svg:x2="10.878cm" svg:y2="13.897cm">
          <text:p/>
        </draw:line>
        <draw:line draw:style-name="gr2" draw:text-style-name="P1" draw:layer="layout" svg:x1="10.472cm" svg:y1="14.097cm" svg:x2="10.878cm" svg:y2="14.097cm">
          <text:p/>
        </draw:line>
        <draw:line draw:style-name="gr2" draw:text-style-name="P1" draw:layer="layout" svg:x1="10.472cm" svg:y1="11.297cm" svg:x2="10.878cm" svg:y2="11.297cm">
          <text:p/>
        </draw:line>
        <draw:line draw:style-name="gr2" draw:text-style-name="P1" draw:layer="layout" svg:x1="14.372cm" svg:y1="11.497cm" svg:x2="14.778cm" svg:y2="11.497cm">
          <text:p/>
        </draw:line>
        <draw:line draw:style-name="gr2" draw:text-style-name="P1" draw:layer="layout" svg:x1="14.372cm" svg:y1="11.697cm" svg:x2="14.778cm" svg:y2="11.697cm">
          <text:p/>
        </draw:line>
        <draw:line draw:style-name="gr2" draw:text-style-name="P1" draw:layer="layout" svg:x1="14.372cm" svg:y1="11.897cm" svg:x2="14.778cm" svg:y2="11.897cm">
          <text:p/>
        </draw:line>
        <draw:line draw:style-name="gr2" draw:text-style-name="P1" draw:layer="layout" svg:x1="14.372cm" svg:y1="12.097cm" svg:x2="14.778cm" svg:y2="12.097cm">
          <text:p/>
        </draw:line>
        <draw:line draw:style-name="gr2" draw:text-style-name="P1" draw:layer="layout" svg:x1="14.372cm" svg:y1="12.297cm" svg:x2="14.778cm" svg:y2="12.297cm">
          <text:p/>
        </draw:line>
        <draw:line draw:style-name="gr2" draw:text-style-name="P1" draw:layer="layout" svg:x1="14.372cm" svg:y1="12.497cm" svg:x2="14.778cm" svg:y2="12.497cm">
          <text:p/>
        </draw:line>
        <draw:line draw:style-name="gr2" draw:text-style-name="P1" draw:layer="layout" svg:x1="14.372cm" svg:y1="12.697cm" svg:x2="14.778cm" svg:y2="12.697cm">
          <text:p/>
        </draw:line>
        <draw:line draw:style-name="gr2" draw:text-style-name="P1" draw:layer="layout" svg:x1="14.372cm" svg:y1="12.897cm" svg:x2="14.778cm" svg:y2="12.897cm">
          <text:p/>
        </draw:line>
        <draw:line draw:style-name="gr2" draw:text-style-name="P1" draw:layer="layout" svg:x1="14.372cm" svg:y1="13.097cm" svg:x2="14.778cm" svg:y2="13.097cm">
          <text:p/>
        </draw:line>
        <draw:line draw:style-name="gr2" draw:text-style-name="P1" draw:layer="layout" svg:x1="14.372cm" svg:y1="13.297cm" svg:x2="14.778cm" svg:y2="13.297cm">
          <text:p/>
        </draw:line>
        <draw:line draw:style-name="gr2" draw:text-style-name="P1" draw:layer="layout" svg:x1="14.372cm" svg:y1="13.497cm" svg:x2="14.778cm" svg:y2="13.497cm">
          <text:p/>
        </draw:line>
        <draw:line draw:style-name="gr2" draw:text-style-name="P1" draw:layer="layout" svg:x1="14.372cm" svg:y1="13.697cm" svg:x2="14.778cm" svg:y2="13.697cm">
          <text:p/>
        </draw:line>
        <draw:line draw:style-name="gr2" draw:text-style-name="P1" draw:layer="layout" svg:x1="14.372cm" svg:y1="13.897cm" svg:x2="14.778cm" svg:y2="13.897cm">
          <text:p/>
        </draw:line>
        <draw:line draw:style-name="gr2" draw:text-style-name="P1" draw:layer="layout" svg:x1="14.372cm" svg:y1="14.097cm" svg:x2="14.778cm" svg:y2="14.097cm">
          <text:p/>
        </draw:line>
        <draw:line draw:style-name="gr2" draw:text-style-name="P1" draw:layer="layout" svg:x1="14.372cm" svg:y1="11.297cm" svg:x2="14.778cm" svg:y2="11.297cm">
          <text:p/>
        </draw:line>
        <draw:line draw:style-name="gr2" draw:text-style-name="P1" draw:layer="layout" svg:x1="17.572cm" svg:y1="11.497cm" svg:x2="17.978cm" svg:y2="11.497cm">
          <text:p/>
        </draw:line>
        <draw:line draw:style-name="gr2" draw:text-style-name="P1" draw:layer="layout" svg:x1="17.572cm" svg:y1="11.697cm" svg:x2="17.978cm" svg:y2="11.697cm">
          <text:p/>
        </draw:line>
        <draw:line draw:style-name="gr2" draw:text-style-name="P1" draw:layer="layout" svg:x1="17.572cm" svg:y1="11.897cm" svg:x2="17.978cm" svg:y2="11.897cm">
          <text:p/>
        </draw:line>
        <draw:line draw:style-name="gr2" draw:text-style-name="P1" draw:layer="layout" svg:x1="17.572cm" svg:y1="12.097cm" svg:x2="17.978cm" svg:y2="12.097cm">
          <text:p/>
        </draw:line>
        <draw:line draw:style-name="gr2" draw:text-style-name="P1" draw:layer="layout" svg:x1="17.572cm" svg:y1="12.297cm" svg:x2="17.978cm" svg:y2="12.297cm">
          <text:p/>
        </draw:line>
        <draw:line draw:style-name="gr2" draw:text-style-name="P1" draw:layer="layout" svg:x1="17.572cm" svg:y1="12.497cm" svg:x2="17.978cm" svg:y2="12.497cm">
          <text:p/>
        </draw:line>
        <draw:line draw:style-name="gr2" draw:text-style-name="P1" draw:layer="layout" svg:x1="17.572cm" svg:y1="12.697cm" svg:x2="17.978cm" svg:y2="12.697cm">
          <text:p/>
        </draw:line>
        <draw:line draw:style-name="gr2" draw:text-style-name="P1" draw:layer="layout" svg:x1="17.572cm" svg:y1="12.897cm" svg:x2="17.978cm" svg:y2="12.897cm">
          <text:p/>
        </draw:line>
        <draw:line draw:style-name="gr2" draw:text-style-name="P1" draw:layer="layout" svg:x1="17.572cm" svg:y1="13.097cm" svg:x2="17.978cm" svg:y2="13.097cm">
          <text:p/>
        </draw:line>
        <draw:line draw:style-name="gr2" draw:text-style-name="P1" draw:layer="layout" svg:x1="17.572cm" svg:y1="13.297cm" svg:x2="17.978cm" svg:y2="13.297cm">
          <text:p/>
        </draw:line>
        <draw:line draw:style-name="gr2" draw:text-style-name="P1" draw:layer="layout" svg:x1="17.572cm" svg:y1="13.497cm" svg:x2="17.978cm" svg:y2="13.497cm">
          <text:p/>
        </draw:line>
        <draw:line draw:style-name="gr2" draw:text-style-name="P1" draw:layer="layout" svg:x1="17.572cm" svg:y1="13.697cm" svg:x2="17.978cm" svg:y2="13.697cm">
          <text:p/>
        </draw:line>
        <draw:line draw:style-name="gr2" draw:text-style-name="P1" draw:layer="layout" svg:x1="17.572cm" svg:y1="13.897cm" svg:x2="17.978cm" svg:y2="13.897cm">
          <text:p/>
        </draw:line>
        <draw:line draw:style-name="gr2" draw:text-style-name="P1" draw:layer="layout" svg:x1="17.572cm" svg:y1="14.097cm" svg:x2="17.978cm" svg:y2="14.097cm">
          <text:p/>
        </draw:line>
        <draw:line draw:style-name="gr2" draw:text-style-name="P1" draw:layer="layout" svg:x1="17.572cm" svg:y1="11.297cm" svg:x2="17.978cm" svg:y2="11.297cm">
          <text:p/>
        </draw:line>
        <draw:custom-shape draw:style-name="gr23" draw:text-style-name="P12" draw:layer="layout" svg:width="0.254cm" svg:height="0.254cm" svg:x="7.186cm" svg:y="14.3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5" draw:layer="layout" svg:width="1.189cm" svg:height="0.681cm" svg:x="6.669cm" svg:y="14.543cm">
          <draw:text-box>
            <text:p><text:span text:style-name="T5">1KM</text:span></text:p>
          </draw:text-box>
        </draw:frame>
        <draw:custom-shape draw:style-name="gr23" draw:text-style-name="P12" draw:layer="layout" svg:width="0.254cm" svg:height="0.254cm" draw:transform="rotate (-3.14159265358979) translate (22.199cm 11.0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5" draw:layer="layout" svg:width="1.189cm" svg:height="0.681cm" svg:x="21.528cm" svg:y="10.121cm">
          <draw:text-box>
            <text:p><text:span text:style-name="T5">4KM</text:span></text:p>
          </draw:text-box>
        </draw:frame>
        <draw:custom-shape draw:style-name="gr32" draw:text-style-name="P17" draw:layer="layout" svg:width="1.778cm" svg:height="1.27cm" svg:x="19.542cm" svg:y="18.653cm">
          <text:p text:style-name="P16"><text:span text:style-name="T3">提前</text:span></text:p>
          <text:p text:style-name="P4"><text:span text:style-name="T3">变道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227.65598650927 -44100.70810385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9" draw:text-style-name="P14" xml:id="id4" draw:id="id4" draw:layer="layout" svg:x1="19.898cm" svg:y1="13.065cm" svg:x2="20.609cm" svg:y2="13.065cm">
          <text:p/>
        </draw:line>
        <draw:line draw:style-name="gr29" draw:text-style-name="P14" xml:id="id3" draw:id="id3" draw:layer="layout" svg:x1="19.085cm" svg:y1="13.827cm" svg:x2="19.796cm" svg:y2="13.827cm">
          <text:p/>
        </draw:line>
        <draw:connector draw:style-name="gr33" draw:text-style-name="P1" draw:layer="layout" draw:type="line" svg:x1="7.299cm" svg:y1="13.243cm" svg:x2="7.398cm" svg:y2="13.792cm" draw:start-shape="id1" draw:start-glue-point="1" draw:end-shape="id2" draw:end-glue-point="3" svg:d="M7299 13243l99 549" svg:viewBox="0 0 100 550">
          <text:p/>
        </draw:connector>
        <draw:connector draw:style-name="gr33" draw:text-style-name="P1" draw:layer="layout" draw:type="line" svg:x1="19.796cm" svg:y1="13.827cm" svg:x2="19.898cm" svg:y2="13.065cm" draw:start-shape="id3" draw:start-glue-point="1" draw:end-shape="id4" draw:end-glue-point="3" svg:d="M19796 13827l102-762" svg:viewBox="0 0 103 763">
          <text:p/>
        </draw:connector>
        <draw:line draw:style-name="gr12" draw:text-style-name="P1" xml:id="id6" draw:id="id6" draw:layer="layout" svg:x1="25.435cm" svg:y1="9.741cm" svg:x2="25.435cm" svg:y2="9.128cm">
          <text:p/>
        </draw:line>
        <draw:connector draw:style-name="gr33" draw:text-style-name="P1" draw:layer="layout" draw:type="line" svg:x1="24.876cm" svg:y1="9.912cm" svg:x2="25.435cm" svg:y2="9.741cm" draw:start-shape="id5" draw:start-glue-point="0" draw:end-shape="id6" draw:end-glue-point="2" svg:d="M24876 9912l559-171" svg:viewBox="0 0 560 172">
          <text:p/>
        </draw:connector>
        <draw:path draw:style-name="gr34" draw:text-style-name="P1" xml:id="id7" draw:id="id7" draw:layer="layout" svg:width="1.924cm" svg:height="1.42cm" draw:transform="skewX (0.0446804288510548) rotate (0.303338223996614) translate (23.0392252377416cm 11.7349062744924cm)" svg:viewBox="0 0 1925 1421" svg:d="M0 1382c296 79 601 29 877-74 321-119 550-435 778-704l120-249 121-249 29-106">
          <text:p/>
        </draw:path>
        <draw:path draw:style-name="gr34" draw:text-style-name="P1" draw:layer="layout" svg:width="0.492cm" svg:height="0.378cm" draw:transform="skewX (0.0645771823237902) rotate (0.3078760800518) translate (23.2630029175243cm 11.3094530745943cm)" svg:viewBox="0 0 493 379" svg:d="M0 369c76 20 155 7 226-21 82-32 141-116 199-188l30-66 31-66 7-28">
          <text:p/>
        </draw:path>
        <draw:connector draw:style-name="gr33" draw:text-style-name="P1" draw:layer="layout" draw:type="curve" svg:x1="24.876cm" svg:y1="12.116cm" svg:x2="24.876cm" svg:y2="12.116cm" draw:start-shape="id7" draw:end-shape="id7" svg:d="M24876 12116z" svg:viewBox="0 0 1 1">
          <text:p/>
        </draw:connector>
        <draw:frame draw:style-name="gr35" draw:text-style-name="P6" draw:layer="layout" svg:width="1.397cm" svg:height="0.762cm" svg:x="26.281cm" svg:y="8.693cm">
          <draw:text-box>
            <text:p><text:span text:style-name="T3">会车</text:span></text:p>
          </draw:text-box>
        </draw:frame>
        <draw:custom-shape draw:style-name="gr23" draw:text-style-name="P12" draw:layer="layout" svg:width="0.254cm" svg:height="0.254cm" draw:transform="rotate (1.5707963267949) translate (26.093cm 9.1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0.254cm" svg:height="0.254cm" draw:transform="rotate (-1.5707963267949) translate (23.073cm 2.7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5" draw:layer="layout" svg:width="1.189cm" svg:height="0.681cm" svg:x="21.801cm" svg:y="2.651cm">
          <draw:text-box>
            <text:p><text:span text:style-name="T5">3KM</text:span></text:p>
          </draw:text-box>
        </draw:frame>
        <draw:custom-shape draw:style-name="gr23" draw:text-style-name="P12" draw:layer="layout" svg:width="0.254cm" svg:height="0.254cm" svg:x="17.988cm" svg:y="14.4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5" draw:layer="layout" svg:width="1.189cm" svg:height="0.681cm" svg:x="17.471cm" svg:y="14.669cm">
          <draw:text-box>
            <text:p><text:span text:style-name="T5">2KM</text:span></text:p>
          </draw:text-box>
        </draw:frame>
        <draw:custom-shape draw:style-name="gr23" draw:text-style-name="P12" draw:layer="layout" svg:width="0.254cm" svg:height="0.254cm" draw:transform="rotate (-3.14159265358979) translate (7.729cm 11.0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5" draw:layer="layout" svg:width="1.189cm" svg:height="0.681cm" svg:x="7.058cm" svg:y="10.152cm">
          <draw:text-box>
            <text:p><text:span text:style-name="T5">5KM</text:span></text:p>
          </draw:text-box>
        </draw:frame>
        <draw:frame draw:style-name="gr36" draw:text-style-name="P15" draw:layer="layout" svg:width="1.503cm" svg:height="0.662cm" svg:x="5.847cm" svg:y="17.991cm">
          <draw:text-box>
            <text:p><text:span text:style-name="T5">0/6KM</text:span></text:p>
          </draw:text-box>
        </draw:frame>
        <draw:custom-shape draw:style-name="gr23" draw:text-style-name="P12" draw:layer="layout" svg:width="0.254cm" svg:height="0.254cm" draw:transform="rotate (1.5707963267949) translate (5.7cm 18.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7" draw:text-style-name="P1" draw:layer="layout" svg:x1="28.234cm" svg:y1="1.162cm" svg:x2="28.234cm" svg:y2="2.178cm">
          <text:p/>
        </draw:line>
        <draw:frame draw:style-name="gr38" draw:text-style-name="P18" draw:layer="layout" svg:width="0.762cm" svg:height="0.806cm" svg:x="27.797cm" svg:y="2.005cm">
          <draw:text-box>
            <text:p text:style-name="P4"><text:span text:style-name="T6">N</text:span></text:p>
          </draw:text-box>
        </draw:frame>
        <draw:line draw:style-name="gr29" draw:text-style-name="P14" xml:id="id9" draw:id="id9" draw:layer="layout" svg:x1="24.876cm" svg:y1="3.286cm" svg:x2="24.876cm" svg:y2="2.651cm">
          <text:p/>
        </draw:line>
        <draw:line draw:style-name="gr29" draw:text-style-name="P14" xml:id="id8" draw:id="id8" draw:layer="layout" svg:x1="25.409cm" svg:y1="4.284cm" svg:x2="25.409cm" svg:y2="3.52cm">
          <text:p/>
        </draw:line>
        <draw:connector draw:style-name="gr33" draw:text-style-name="P1" draw:layer="layout" draw:type="line" svg:x1="25.409cm" svg:y1="3.52cm" svg:x2="24.876cm" svg:y2="3.286cm" draw:start-shape="id8" draw:start-glue-point="0" draw:end-shape="id9" draw:end-glue-point="2" svg:d="M25409 3520l-533-234" svg:viewBox="0 0 534 235">
          <text:p/>
        </draw:connector>
        <draw:custom-shape draw:style-name="gr39" draw:text-style-name="P17" draw:layer="layout" svg:width="1.905cm" svg:height="1.586cm" svg:x="26.654cm" svg:y="7.188cm">
          <text:p text:style-name="P16"><text:span text:style-name="T3">提前提速</text:span></text:p>
          <text:p text:style-name="P16"><text:span text:style-name="T3">至</text:span><text:span text:style-name="T3">4</text:span><text:span text:style-name="T3">档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368.94018887723 14508.88468809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6" draw:layer="layout" svg:width="1.871cm" svg:height="0.762cm" svg:x="26.197cm" svg:y="6.226cm">
          <draw:text-box>
            <text:p><text:span text:style-name="T3">加减档</text:span></text:p>
          </draw:text-box>
        </draw:frame>
        <draw:custom-shape draw:style-name="gr23" draw:text-style-name="P12" draw:layer="layout" svg:width="0.254cm" svg:height="0.254cm" draw:transform="rotate (1.5707963267949) translate (26.044cm 6.7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4" draw:text-style-name="P1" draw:layer="layout" svg:width="0.964cm" svg:height="1.523cm" draw:transform="rotate (1.5707963267949) translate (5.064cm 14.208cm)" svg:viewBox="0 0 965 1524" svg:d="M0 0c335 306 834-365 965 1222v302">
          <text:p/>
        </draw:path>
        <draw:path draw:style-name="gr34" draw:text-style-name="P1" draw:layer="layout" svg:width="1.625cm" svg:height="2.796cm" draw:transform="rotate (-3.14159265358979) translate (5.369cm 14.97cm)" svg:viewBox="0 0 1626 2797" svg:d="M0 2787c296 0 592 22 887 0 297-22 546-373 640-767 82-342 34-696 50-1045v-383l49-349v-243">
          <text:p/>
        </draw:path>
        <draw:line draw:style-name="gr12" draw:text-style-name="P1" xml:id="id11" draw:id="id11" draw:layer="layout" svg:x1="3.243cm" svg:y1="15.427cm" svg:x2="3.243cm" svg:y2="16.037cm">
          <text:p/>
        </draw:line>
        <draw:connector draw:style-name="gr33" draw:text-style-name="P1" draw:layer="layout" draw:type="line" svg:x1="3.743cm" svg:y1="15.377cm" svg:x2="3.243cm" svg:y2="15.427cm" draw:start-shape="id10" draw:start-glue-point="2" draw:end-shape="id11" draw:end-glue-point="0" svg:d="M3743 15377l-500 50" svg:viewBox="0 0 501 51">
          <text:p/>
        </draw:connector>
        <draw:line draw:style-name="gr12" draw:text-style-name="P1" xml:id="id12" draw:id="id12" draw:layer="layout" svg:x1="8.518cm" svg:y1="11.668cm" svg:x2="7.604cm" svg:y2="11.668cm">
          <text:p/>
        </draw:line>
        <draw:line draw:style-name="gr12" draw:text-style-name="P1" xml:id="id13" draw:id="id13" draw:layer="layout" svg:x1="7.358cm" svg:y1="12.268cm" svg:x2="6.494cm" svg:y2="12.268cm">
          <text:p/>
        </draw:line>
        <draw:connector draw:style-name="gr33" draw:text-style-name="P1" draw:layer="layout" draw:type="line" svg:x1="7.604cm" svg:y1="11.668cm" svg:x2="7.358cm" svg:y2="12.268cm" draw:start-shape="id12" draw:start-glue-point="3" draw:end-shape="id13" draw:end-glue-point="1" svg:d="M7604 11668l-246 600" svg:viewBox="0 0 247 601">
          <text:p/>
        </draw:connector>
        <draw:custom-shape draw:style-name="gr40" draw:text-style-name="P17" draw:layer="layout" svg:width="1.886cm" svg:height="1.278cm" svg:x="26.673cm" svg:y="4.775cm">
          <text:p text:style-name="P16"><text:span text:style-name="T3">5</text:span><text:span text:style-name="T3">档</text:span></text:p>
          <text:p text:style-name="P16"><text:span text:style-name="T3">跑</text:span><text:span text:style-name="T3">5</text:span><text:span text:style-name="T3">秒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444.51510333863 13172.79124315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6" draw:layer="layout" svg:width="1.871cm" svg:height="0.762cm" svg:x="26.283cm" svg:y="3.926cm">
          <draw:text-box>
            <text:p><text:span text:style-name="T3">掉头</text:span></text:p>
          </draw:text-box>
        </draw:frame>
        <draw:custom-shape draw:style-name="gr23" draw:text-style-name="P12" draw:layer="layout" svg:width="0.254cm" svg:height="0.254cm" draw:transform="rotate (1.5707963267949) translate (26.044cm 4.4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7" draw:layer="layout" svg:width="2.681cm" svg:height="2.286cm" svg:x="16.24cm" svg:y="17.51cm">
          <text:p text:style-name="P16"><text:span text:style-name="T3">前轮离边线</text:span></text:p>
          <text:p text:style-name="P16"><text:span text:style-name="T3"><text:s/></text:span><text:span text:style-name="T3">&lt;= 30cm</text:span></text:p>
          <text:p text:style-name="P16"><text:span text:style-name="T3">&lt; 50c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587.9194630872 -7017.402710975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17" draw:layer="layout" svg:width="2.168cm" svg:height="1.514cm" svg:x="10.779cm" svg:y="18.018cm">
          <text:p text:style-name="P16"><text:span text:style-name="T3">灯光模拟</text:span></text:p>
          <text:p text:style-name="P16"><text:span text:style-name="T3">绕车按钮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6033.1950207469 6045.14851485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3" draw:text-style-name="P6" draw:layer="layout" svg:width="0.835cm" svg:height="2.032cm" svg:x="8.212cm" svg:y="8.766cm">
          <draw:text-box>
            <text:p><text:span text:style-name="T3">路口左转</text:span></text:p>
          </draw:text-box>
        </draw:frame>
        <draw:custom-shape draw:style-name="gr23" draw:text-style-name="P12" draw:layer="layout" svg:width="0.254cm" svg:height="0.254cm" draw:transform="rotate (-3.14159265358979) translate (8.744cm 11.0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3" draw:text-style-name="P6" draw:layer="layout" svg:width="0.889cm" svg:height="2.032cm" svg:x="9.563cm" svg:y="8.793cm">
          <draw:text-box>
            <text:p><text:span text:style-name="T3">靠边停车</text:span></text:p>
          </draw:text-box>
        </draw:frame>
        <draw:custom-shape draw:style-name="gr23" draw:text-style-name="P12" draw:layer="layout" svg:width="0.254cm" svg:height="0.254cm" draw:transform="rotate (-3.14159265358979) translate (10.137cm 11.0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3" draw:text-style-name="P6" draw:layer="layout" svg:width="0.916cm" svg:height="2.032cm" svg:x="13.592cm" svg:y="8.612cm">
          <draw:text-box>
            <text:p><text:span text:style-name="T3">直线行驶</text:span></text:p>
          </draw:text-box>
        </draw:frame>
        <draw:custom-shape draw:style-name="gr23" draw:text-style-name="P12" draw:layer="layout" svg:width="0.254cm" svg:height="0.254cm" draw:transform="rotate (-3.14159265358979) translate (14.137cm 11.0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6" draw:layer="layout" svg:width="0.978cm" svg:height="1.17cm" svg:x="16.775cm" svg:y="9.601cm">
          <draw:text-box>
            <text:p><text:span text:style-name="T3">超车</text:span></text:p>
          </draw:text-box>
        </draw:frame>
        <draw:custom-shape draw:style-name="gr23" draw:text-style-name="P12" draw:layer="layout" svg:width="0.254cm" svg:height="0.254cm" draw:transform="rotate (-3.14159265358979) translate (17.337cm 11.0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6" draw:layer="layout" svg:width="2.313cm" svg:height="0.837cm" svg:x="20.758cm" svg:y="7.883cm">
          <draw:text-box>
            <text:p><text:span text:style-name="T3">路口直行</text:span></text:p>
          </draw:text-box>
        </draw:frame>
        <draw:custom-shape draw:style-name="gr23" draw:text-style-name="P12" draw:layer="layout" svg:width="0.254cm" svg:height="0.254cm" draw:transform="rotate (-1.5707963267949) translate (23.098cm 8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5.08cm" svg:y1="7.353cm" svg:x2="25.085cm" svg:y2="7.706cm">
          <text:p/>
        </draw:line>
        <draw:line draw:style-name="gr2" draw:text-style-name="P1" draw:layer="layout" svg:x1="24.88cm" svg:y1="7.355cm" svg:x2="24.885cm" svg:y2="7.708cm">
          <text:p/>
        </draw:line>
        <draw:line draw:style-name="gr2" draw:text-style-name="P1" draw:layer="layout" svg:x1="24.68cm" svg:y1="7.356cm" svg:x2="24.685cm" svg:y2="7.709cm">
          <text:p/>
        </draw:line>
        <draw:line draw:style-name="gr2" draw:text-style-name="P1" draw:layer="layout" svg:x1="24.48cm" svg:y1="7.358cm" svg:x2="24.485cm" svg:y2="7.711cm">
          <text:p/>
        </draw:line>
        <draw:line draw:style-name="gr2" draw:text-style-name="P1" draw:layer="layout" svg:x1="24.28cm" svg:y1="7.359cm" svg:x2="24.285cm" svg:y2="7.712cm">
          <text:p/>
        </draw:line>
        <draw:line draw:style-name="gr2" draw:text-style-name="P1" draw:layer="layout" svg:x1="24.08cm" svg:y1="7.36cm" svg:x2="24.085cm" svg:y2="7.713cm">
          <text:p/>
        </draw:line>
        <draw:line draw:style-name="gr2" draw:text-style-name="P1" draw:layer="layout" svg:x1="23.88cm" svg:y1="7.362cm" svg:x2="23.885cm" svg:y2="7.715cm">
          <text:p/>
        </draw:line>
        <draw:line draw:style-name="gr2" draw:text-style-name="P1" draw:layer="layout" svg:x1="23.68cm" svg:y1="7.363cm" svg:x2="23.685cm" svg:y2="7.716cm">
          <text:p/>
        </draw:line>
        <draw:line draw:style-name="gr2" draw:text-style-name="P1" draw:layer="layout" svg:x1="25.28cm" svg:y1="7.359cm" svg:x2="25.285cm" svg:y2="7.712cm">
          <text:p/>
        </draw:line>
        <draw:line draw:style-name="gr2" draw:text-style-name="P1" draw:layer="layout" svg:x1="25.48cm" svg:y1="7.36cm" svg:x2="25.485cm" svg:y2="7.713cm">
          <text:p/>
        </draw:line>
        <draw:line draw:style-name="gr2" draw:text-style-name="P1" draw:layer="layout" svg:x1="25.68cm" svg:y1="7.361cm" svg:x2="25.685cm" svg:y2="7.714cm">
          <text:p/>
        </draw:line>
        <draw:line draw:style-name="gr2" draw:text-style-name="P1" draw:layer="layout" svg:x1="23.48cm" svg:y1="7.363cm" svg:x2="23.485cm" svg:y2="7.716cm">
          <text:p/>
        </draw:line>
        <draw:frame draw:style-name="gr46" draw:text-style-name="P6" draw:layer="layout" svg:width="2.232cm" svg:height="0.78cm" svg:x="20.685cm" svg:y="9.183cm">
          <draw:text-box>
            <text:p><text:span text:style-name="T3">路口右转</text:span></text:p>
          </draw:text-box>
        </draw:frame>
        <draw:custom-shape draw:style-name="gr23" draw:text-style-name="P12" draw:layer="layout" svg:width="0.254cm" svg:height="0.254cm" draw:transform="rotate (-1.5707963267949) translate (23.099cm 9.3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19" draw:layer="layout" svg:width="3.583cm" svg:height="1.622cm" svg:x="22.728cm" svg:y="18.21cm">
          <draw:text-box>
            <text:p text:style-name="P4"><text:span text:style-name="T7">平民</text:span></text:p>
            <text:p text:style-name="P4"><text:span text:style-name="T7">Pingmin F. Liu</text:span></text:p>
            <text:p text:style-name="P4"><text:span text:style-name="T7">20190317-0320</text:span></text:p>
          </draw:text-box>
        </draw:frame>
        <draw:frame draw:style-name="gr45" draw:text-style-name="P6" draw:layer="layout" svg:width="2.313cm" svg:height="0.837cm" svg:x="20.759cm" svg:y="4.484cm">
          <draw:text-box>
            <text:p><text:span text:style-name="T3">公交车站</text:span></text:p>
          </draw:text-box>
        </draw:frame>
        <draw:custom-shape draw:style-name="gr23" draw:text-style-name="P12" draw:layer="layout" svg:width="0.254cm" svg:height="0.254cm" draw:transform="rotate (-1.5707963267949) translate (23.099cm 4.6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6" draw:layer="layout" svg:width="2.313cm" svg:height="0.837cm" svg:x="20.76cm" svg:y="5.985cm">
          <draw:text-box>
            <text:p><text:span text:style-name="T3">学校区域</text:span></text:p>
          </draw:text-box>
        </draw:frame>
        <draw:custom-shape draw:style-name="gr23" draw:text-style-name="P12" draw:layer="layout" svg:width="0.254cm" svg:height="0.254cm" draw:transform="rotate (-1.5707963267949) translate (23.1cm 6.1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23.733cm" svg:y1="9.636cm" svg:x2="23.733cm" svg:y2="10.398cm">
          <text:p/>
        </draw:line>
        <draw:frame draw:style-name="gr26" draw:text-style-name="P6" draw:layer="layout" svg:width="0.978cm" svg:height="1.943cm" svg:x="18.069cm" svg:y="8.72cm">
          <draw:text-box>
            <text:p><text:span text:style-name="T3">人行横道</text:span></text:p>
          </draw:text-box>
        </draw:frame>
        <draw:custom-shape draw:style-name="gr23" draw:text-style-name="P12" draw:layer="layout" svg:width="0.254cm" svg:height="0.254cm" draw:transform="rotate (-3.14159265358979) translate (18.637cm 11.0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7" draw:layer="layout" svg:width="2.549cm" svg:height="1.524cm" svg:x="12.303cm" svg:y="16.494cm">
          <text:p text:style-name="P16"><text:span text:style-name="T3">减速</text:span></text:p>
          <text:p text:style-name="P16"><text:span text:style-name="T3">左右观察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1417.4117647059 -14333.90163934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6" draw:layer="layout" svg:width="1.397cm" svg:height="0.762cm" svg:x="1.254cm" svg:y="15.681cm">
          <draw:text-box>
            <text:p><text:span text:style-name="T3">会车</text:span></text:p>
          </draw:text-box>
        </draw:frame>
        <draw:custom-shape draw:style-name="gr23" draw:text-style-name="P12" draw:layer="layout" svg:width="0.254cm" svg:height="0.254cm" draw:transform="rotate (-1.5707963267949) translate (2.647cm 15.8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17" draw:layer="layout" svg:width="1.8cm" svg:height="1.405cm" svg:x="8.265cm" svg:y="15.869cm">
          <text:p text:style-name="P16"><text:span text:style-name="T3">先看左</text:span></text:p>
          <text:p text:style-name="P16"><text:span text:style-name="T3">再看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607.8845086063 -3917.496443812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0" draw:text-style-name="P17" draw:layer="layout" svg:width="2.168cm" svg:height="1.134cm" svg:x="9.415cm" svg:y="17.002cm">
          <text:p text:style-name="P16"><text:span text:style-name="T3">减速</text:span></text:p>
          <text:p text:style-name="P16"><text:span text:style-name="T3">向右观察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5495.4356846473 9458.325991189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1" draw:text-style-name="P6" draw:layer="layout" svg:width="1.778cm" svg:height="0.713cm" svg:x="0.797cm" svg:y="16.216cm">
          <draw:text-box>
            <text:p><text:span text:style-name="T3">加</text:span><text:span text:style-name="T3">减</text:span><text:span text:style-name="T3">档</text:span></text:p>
          </draw:text-box>
        </draw:frame>
        <draw:custom-shape draw:style-name="gr23" draw:text-style-name="P12" draw:layer="layout" svg:width="0.254cm" svg:height="0.254cm" draw:transform="rotate (-1.5707963267949) translate (2.648cm 16.4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6" draw:layer="layout" svg:width="1.397cm" svg:height="0.762cm" svg:x="1.203cm" svg:y="17.716cm">
          <draw:text-box>
            <text:p><text:span text:style-name="T3">掉</text:span><text:span text:style-name="T3">头</text:span></text:p>
          </draw:text-box>
        </draw:frame>
        <draw:custom-shape draw:style-name="gr23" draw:text-style-name="P12" draw:layer="layout" svg:width="0.254cm" svg:height="0.254cm" draw:transform="rotate (-1.5707963267949) translate (2.649cm 17.9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4" draw:text-style-name="P1" draw:layer="layout" svg:width="1.314cm" svg:height="1.544cm" draw:transform="rotate (-1.5707963267949) translate (5.187cm 18.312cm)" svg:viewBox="0 0 1315 1545" svg:d="M0 1545c270-9 539-34 812-26 340 10 463-320 497-576 37-282-105-524-157-786l-262-131-262-26h-26">
          <text:p/>
        </draw:path>
        <draw:line draw:style-name="gr12" draw:text-style-name="P1" xml:id="id14" draw:id="id14" draw:layer="layout" svg:x1="3.243cm" svg:y1="17.053cm" svg:x2="3.243cm" svg:y2="17.764cm">
          <text:p/>
        </draw:line>
        <draw:line draw:style-name="gr12" draw:text-style-name="P1" xml:id="id15" draw:id="id15" draw:layer="layout" svg:x1="3.743cm" svg:y1="17.827cm" svg:x2="3.743cm" svg:y2="18.437cm">
          <text:p/>
        </draw:line>
        <draw:connector draw:style-name="gr33" draw:text-style-name="P1" draw:layer="layout" draw:type="line" svg:x1="3.243cm" svg:y1="17.764cm" svg:x2="3.743cm" svg:y2="17.827cm" draw:start-shape="id14" draw:start-glue-point="2" draw:end-shape="id15" draw:end-glue-point="0" svg:d="M3243 17764l500 63" svg:viewBox="0 0 501 64">
          <text:p/>
        </draw:connector>
        <draw:frame draw:style-name="gr52" draw:text-style-name="P21" draw:layer="layout" svg:width="2.713cm" svg:height="0.808cm" svg:x="0.954cm" svg:y="1.843cm">
          <draw:text-box>
            <text:p text:style-name="P20"><text:span text:style-name="T8">你的笔记：</text:span></text:p>
          </draw:text-box>
        </draw:frame>
        <draw:frame draw:style-name="gr53" draw:text-style-name="P6" draw:layer="layout" svg:width="0.502cm" svg:height="0.962cm" svg:x="26.527cm" svg:y="-0.778cm">
          <draw:text-box>
            <text:p/>
          </draw:text-box>
        </draw:frame>
        <draw:frame draw:style-name="gr54" draw:text-style-name="P23" draw:layer="layout" svg:width="6.681cm" svg:height="0.806cm" svg:x="10.448cm" svg:y="1.044cm">
          <draw:text-box>
            <text:p text:style-name="P22"><text:span text:style-name="T9">晟豪科三</text:span><text:span text:style-name="T9">2</text:span><text:span text:style-name="T9">号线示意图</text:span><text:span text:style-name="T10">(v0.2)</text:span></text:p>
          </draw:text-box>
        </draw:frame>
        <draw:frame draw:style-name="gr55" draw:text-style-name="P4" draw:layer="layout" svg:width="2.459cm" svg:height="2.459cm" svg:x="26.246cm" svg:y="17.521cm">
          <draw:image xlink:href="Pictures/100000000000008F0000008F90AE4DB3D6AAF99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min Liu</meta:initial-creator>
    <meta:creation-date>2019-03-19T17:48:05.918957942</meta:creation-date>
    <meta:editing-cycles>338</meta:editing-cycles>
    <meta:editing-duration>PT18H28M39S</meta:editing-duration>
    <dc:date>2019-03-20T19:43:38.338965411</dc:date>
    <dc:creator>Pingmin Liu</dc:creator>
    <meta:generator>LibreOffice/6.0.7.3$Linux_X86_64 LibreOffice_project/00m0$Build-3</meta:generator>
    <meta:document-statistic meta:object-count="299"/>
  </office:meta>
</office:document-meta>
</file>